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35pt"/>
    </style:style>
    <style:style style:name="co2" style:family="table-column">
      <style:table-column-properties fo:break-before="auto" style:column-width="9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03.1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27.35pt"/>
    </style:style>
    <style:style style:name="co8" style:family="table-column">
      <style:table-column-properties fo:break-before="auto" style:column-width="43.26pt"/>
    </style:style>
    <style:style style:name="co9" style:family="table-column">
      <style:table-column-properties fo:break-before="auto" style:column-width="80.39pt"/>
    </style:style>
    <style:style style:name="co10" style:family="table-column">
      <style:table-column-properties fo:break-before="auto" style:column-width="95.36pt"/>
    </style:style>
    <style:style style:name="co11" style:family="table-column">
      <style:table-column-properties fo:break-before="auto" style:column-width="80.9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66.39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74.15pt"/>
    </style:style>
    <style:style style:name="co16" style:family="table-column">
      <style:table-column-properties fo:break-before="auto" style:column-width="31.69pt"/>
    </style:style>
    <style:style style:name="co17" style:family="table-column">
      <style:table-column-properties fo:break-before="auto" style:column-width="59.19pt"/>
    </style:style>
    <style:style style:name="co18" style:family="table-column">
      <style:table-column-properties fo:break-before="auto" style:column-width="109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ntactinf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fix_lastname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ting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coupling_between_contactinfo_reservation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ervation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rvation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e_menu_pric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_of_gues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rgy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ial_need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restaurant_tables" table:style-name="ta1">
        <table:table-column table:style-name="co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ble_callsign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restaurant_Invoices" table:style-name="ta1"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total_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coupling_between_orders_and_restaurant_invoices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taurant_orders" table:style-name="ta1">
        <table:table-column table:style-name="co1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special_wishe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all_menus" table:style-name="ta1"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menu_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</table:table>
      <table:table table:name="menu_data" table:style-name="ta1"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men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</table:table>
      <table:table table:name="menu_items" table:style-name="ta1">
        <table:table-column table:style-name="co17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menu_item_contents" table:style-name="ta1"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redi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</table:table>
      <table:table table:name="ingredients" table:style-name="ta1">
        <table:table-column table:style-name="co18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llerge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nit_of_measurement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mount_in_stock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0/00/0000</text:date>, <text:time style:data-style-name="N2" text:time-value="15:05:42.7463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40:04.456102459</meta:creation-date>
    <dc:date>2019-08-21T15:08:51.353057856</dc:date>
    <meta:editing-duration>PT3H36M33S</meta:editing-duration>
    <meta:editing-cycles>32</meta:editing-cycles>
    <meta:generator>LibreOffice/5.1.6.2$Linux_X86_64 LibreOffice_project/10m0$Build-2</meta:generator>
    <meta:document-statistic meta:table-count="12" meta:cell-count="254" meta:object-count="0"/>
  </office:meta>
</office:document-meta>
</file>